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>
      <style:paragraph-properties fo:text-align="start" style:justify-single-word="false">
        <style:tab-stops>
          <style:tab-stop style:position="11.836cm"/>
        </style:tab-stops>
      </style:paragraph-properties>
      <style:text-properties officeooo:rsid="0004aabb" officeooo:paragraph-rsid="0004aabb"/>
    </style:style>
    <style:style style:name="P3" style:family="paragraph" style:parent-style-name="Heading_20_2">
      <style:text-properties officeooo:rsid="0004aabb" officeooo:paragraph-rsid="0004aabb"/>
    </style:style>
    <style:style style:name="P4" style:family="paragraph" style:parent-style-name="Text_20_body" style:list-style-name="L2">
      <style:text-properties officeooo:rsid="0004aabb" officeooo:paragraph-rsid="0004aabb"/>
    </style:style>
    <style:style style:name="P5" style:family="paragraph" style:parent-style-name="Text_20_body" style:list-style-name="L2">
      <style:text-properties officeooo:rsid="0004aabb" officeooo:paragraph-rsid="00061e76"/>
    </style:style>
    <style:style style:name="P6" style:family="paragraph" style:parent-style-name="Heading_20_2">
      <style:text-properties officeooo:paragraph-rsid="00061e76"/>
    </style:style>
    <style:style style:name="P7" style:family="paragraph" style:parent-style-name="Text_20_body" style:list-style-name="L3">
      <style:text-properties officeooo:rsid="00061e76" officeooo:paragraph-rsid="00061e76"/>
    </style:style>
    <style:style style:name="P8" style:family="paragraph" style:parent-style-name="Text_20_body" style:list-style-name="L3">
      <style:text-properties officeooo:rsid="00061e76" officeooo:paragraph-rsid="0007c4cc"/>
    </style:style>
    <style:style style:name="P9" style:family="paragraph" style:parent-style-name="Heading_20_2">
      <style:text-properties officeooo:rsid="00061e76" officeooo:paragraph-rsid="00061e76"/>
    </style:style>
    <style:style style:name="P10" style:family="paragraph" style:parent-style-name="Text_20_body" style:list-style-name="L4">
      <style:text-properties officeooo:rsid="00061e76" officeooo:paragraph-rsid="00061e76"/>
    </style:style>
    <style:style style:name="P11" style:family="paragraph" style:parent-style-name="Text_20_body" style:list-style-name="L4">
      <style:text-properties officeooo:rsid="0007c4cc" officeooo:paragraph-rsid="0007c4cc"/>
    </style:style>
    <style:style style:name="P12" style:family="paragraph" style:parent-style-name="Heading_20_2">
      <style:paragraph-properties fo:break-before="page"/>
      <style:text-properties officeooo:rsid="0007c4cc" officeooo:paragraph-rsid="0007c4cc"/>
    </style:style>
    <style:style style:name="P13" style:family="paragraph" style:parent-style-name="Text_20_body" style:list-style-name="L5">
      <style:text-properties officeooo:rsid="0007c4cc" officeooo:paragraph-rsid="0007c4cc"/>
    </style:style>
    <style:style style:name="P14" style:family="paragraph" style:parent-style-name="Heading_20_2">
      <style:text-properties officeooo:rsid="000902b6" officeooo:paragraph-rsid="000902b6"/>
    </style:style>
    <style:style style:name="P15" style:family="paragraph" style:parent-style-name="Text_20_body">
      <style:text-properties officeooo:rsid="00099a00" officeooo:paragraph-rsid="00099a00"/>
    </style:style>
    <style:style style:name="P16" style:family="paragraph" style:parent-style-name="Heading_20_2">
      <style:text-properties officeooo:rsid="00099a00" officeooo:paragraph-rsid="00099a00"/>
    </style:style>
    <style:style style:name="P17" style:family="paragraph" style:parent-style-name="Text_20_body" style:list-style-name="L6">
      <style:text-properties officeooo:rsid="00099a00" officeooo:paragraph-rsid="00099a00"/>
    </style:style>
    <style:style style:name="P18" style:family="paragraph" style:parent-style-name="Text_20_body" style:list-style-name="L7">
      <style:text-properties officeooo:rsid="00099a00" officeooo:paragraph-rsid="00099a00"/>
    </style:style>
    <style:style style:name="P19" style:family="paragraph" style:parent-style-name="Text_20_body" style:list-style-name="L7">
      <style:text-properties officeooo:rsid="000a56d8" officeooo:paragraph-rsid="000a56d8"/>
    </style:style>
    <style:style style:name="P20" style:family="paragraph" style:parent-style-name="Text_20_body" style:list-style-name="L8">
      <style:text-properties officeooo:rsid="000a56d8" officeooo:paragraph-rsid="000a56d8"/>
    </style:style>
    <style:style style:name="P21" style:family="paragraph" style:parent-style-name="Text_20_body" style:list-style-name="L8">
      <style:text-properties officeooo:rsid="000bc704" officeooo:paragraph-rsid="000bc704"/>
    </style:style>
    <style:style style:name="P22" style:family="paragraph" style:parent-style-name="Text_20_body" style:list-style-name="L8">
      <style:text-properties officeooo:rsid="000a56d8" officeooo:paragraph-rsid="000bc704"/>
    </style:style>
    <style:style style:name="P23" style:family="paragraph" style:parent-style-name="Heading_20_1">
      <style:paragraph-properties fo:break-before="page"/>
      <style:text-properties officeooo:rsid="000bc704" officeooo:paragraph-rsid="000bc704"/>
    </style:style>
    <style:style style:name="P24" style:family="paragraph" style:parent-style-name="Text_20_body" style:list-style-name="L9">
      <style:text-properties officeooo:rsid="000bc704" officeooo:paragraph-rsid="000bc704"/>
    </style:style>
    <style:style style:name="P25" style:family="paragraph" style:parent-style-name="Text_20_body" style:list-style-name="L9">
      <style:text-properties officeooo:rsid="000c8f5e" officeooo:paragraph-rsid="000c8f5e"/>
    </style:style>
    <style:style style:name="P26" style:family="paragraph" style:parent-style-name="Heading_20_1">
      <style:text-properties officeooo:rsid="000d2b0c" officeooo:paragraph-rsid="000d2b0c"/>
    </style:style>
    <style:style style:name="P27" style:family="paragraph" style:parent-style-name="Text_20_body" style:list-style-name="L10">
      <style:text-properties officeooo:rsid="000d2b0c" officeooo:paragraph-rsid="000d2b0c"/>
    </style:style>
    <style:style style:name="P28" style:family="paragraph" style:parent-style-name="Text_20_body" style:list-style-name="L11">
      <style:text-properties officeooo:rsid="000d2b0c" officeooo:paragraph-rsid="000d2b0c"/>
    </style:style>
    <style:style style:name="P29" style:family="paragraph" style:parent-style-name="Text_20_body" style:list-style-name="L12">
      <style:text-properties officeooo:rsid="000d2b0c" officeooo:paragraph-rsid="000d2b0c"/>
    </style:style>
    <style:style style:name="P30" style:family="paragraph" style:parent-style-name="Text_20_body">
      <style:text-properties officeooo:rsid="000d2b0c" officeooo:paragraph-rsid="000d2b0c"/>
    </style:style>
    <style:style style:name="T1" style:family="text">
      <style:text-properties officeooo:rsid="0004aabb"/>
    </style:style>
    <style:style style:name="T2" style:family="text">
      <style:text-properties officeooo:rsid="00061e76"/>
    </style:style>
    <style:style style:name="T3" style:family="text">
      <style:text-properties officeooo:rsid="0007c4cc"/>
    </style:style>
    <style:style style:name="T4" style:family="text">
      <style:text-properties officeooo:rsid="000bc704"/>
    </style:style>
    <style:style style:name="T5" style:family="text">
      <style:text-properties officeooo:rsid="000a56d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Rapport SEA </text:span></text:h>
      <text:list text:style-name="L1">
        <text:list-item>
          <text:p text:style-name="P2">Présenter une entreprise (économique, écologique)</text:p>
        </text:list-item>
        <text:list-item>
          <text:p text:style-name="P2">Permettre de se faire une idée précise sur un sujet inconnu → aller à l’essentiel </text:p>
        </text:list-item>
        <text:list-item>
          <text:p text:style-name="P2">info → analyse (plsr chiffres d’affaire = courbes :: par rapport au prix du marché :: comparé par rapport a une autre entreprise) → conséquences déduites → jugement (bien,mal…)</text:p>
        </text:list-item>
        <text:list-item>
          <text:p text:style-name="P2">Présenter correctement un rapport (writer)</text:p>
        </text:list-item>
        <text:list-item>
          <text:p text:style-name="P2">taille des titres (les décalés plus vers la droite a chaque plus petit titre)</text:p>
        </text:list-item>
        <text:list-item>
          <text:p text:style-name="P2">4 a 5 pages de texte (sommaire, annexes, sommaire des annexes ne comptent pas), rédigées sans copier-coller( sauf citation)</text:p>
        </text:list-item>
        <text:list-item>
          <text:p text:style-name="P2">sitographie commentée(pk on l’a choisi)</text:p>
        </text:list-item>
        <text:list-item>
          <text:p text:style-name="P2">sources reproduites avec surlignement( en annexe)</text:p>
        </text:list-item>
      </text:list>
      <text:h text:style-name="P3" text:outline-level="2">organisation de ce rapport</text:h>
      <text:list text:style-name="L2">
        <text:list-item>
          <text:p text:style-name="P4">Version odt(bureautique), <text:s/>pdf(économie)</text:p>
        </text:list-item>
        <text:list-item>
          <text:p text:style-name="P5">page de garde – page blanche – sommaire – <text:span text:style-name="T2">texte(page numeroté m^intro)- nouvlle partie = nvl page – table des illustrations rt figures – sitographie – sommaires des annexes – annexes </text:span></text:p>
        </text:list-item>
        <text:list-item>
          <text:p text:style-name="P5"><text:span text:style-name="T2">prénom/nom de prsn ayant rédigé une partie entre parentese a cote de chaque titre sous titre</text:span></text:p>
        </text:list-item>
      </text:list>
      <text:h text:style-name="P6" text:outline-level="2"><text:span text:style-name="T2">façon de procéder </text:span></text:h>
      <text:list text:style-name="L3">
        <text:list-item>
          <text:p text:style-name="P7">Rep aux qst « fiche d’observation d’une entreprise »</text:p>
        </text:list-item>
        <text:list-item>
          <text:p text:style-name="P7">suivre cours méthode du rapport</text:p>
        </text:list-item>
        <text:list-item>
          <text:p text:style-name="P8">s’aider de « numérique au quotidien » <text:s text:c="4"/></text:p>
        </text:list-item>
        <text:list-item>
          <text:p text:style-name="P8">relire le rapport tous ensemble</text:p>
        </text:list-item>
        <text:list-item>
          <text:p text:style-name="P7">Travailler à l’avance !!</text:p>
        </text:list-item>
      </text:list>
      <text:h text:style-name="P9" text:outline-level="2">Fond</text:h>
      <text:list text:style-name="L4">
        <text:list-item>
          <text:p text:style-name="P10">Intro brève mais complète (présentation du projet(un site et un rapport membres du grp), sujet/choix, annonce du plan)</text:p>
        </text:list-item>
        <text:list-item>
          <text:p text:style-name="P10">2 grandes parties ( prés de l’entreprise, compréhension de son fonctionnmt)</text:p>
        </text:list-item>
        <text:list-item>
          <text:p text:style-name="P10">chiffres récents/comparaisons entre les chiffres : analyse</text:p>
        </text:list-item>
        <text:list-item>
          <text:p text:style-name="P10">illustrations commentées <text:span text:style-name="T3">légendées avec source</text:span> et analysées</text:p>
        </text:list-item>
        <text:list-item>
          <text:p text:style-name="P11">sommaire structuré</text:p>
        </text:list-item>
        <text:list-item>
          <text:p text:style-name="P11">sources mises et surlignées</text:p>
          <text:p text:style-name="P11"/>
        </text:list-item>
      </text:list>
      <text:h text:style-name="P12" text:outline-level="2">forme </text:h>
      <text:list text:style-name="L5">
        <text:list-item>
          <text:p text:style-name="P13">Sitographie commentée (bien présenter le lien <text:s/>auteur ,titre..)</text:p>
        </text:list-item>
        <text:list-item>
          <text:p text:style-name="P13">si annexe autre que site (le dire dans le corps de page (voir annexe 1 page1)</text:p>
        </text:list-item>
      </text:list>
      <text:h text:style-name="P14" text:outline-level="2">pour plus d’info</text:h>
      <text:p text:style-name="P15">« Economie attente pour la sae »</text:p>
      <text:p text:style-name="P15">« bureautique(traitement de texte) »</text:p>
      <text:h text:style-name="P16" text:outline-level="2" text:is-list-header="true">réaliser un diapo professionnel (soutenance, comm) </text:h>
      <text:list text:style-name="L6">
        <text:list-item>
          <text:p text:style-name="P17">Facilite la mémorisation de l’essentiel </text:p>
        </text:list-item>
        <text:list-item>
          <text:p text:style-name="P17">info difficiles a retenir (chiffres,date,nom) / plus facile à comprendre visuellement</text:p>
        </text:list-item>
        <text:list-item>
          <text:p text:style-name="P17">sert de support pour l’orateur</text:p>
        </text:list-item>
      </text:list>
      <text:h text:style-name="P16" text:outline-level="2">aspect générale du diapo → <text:span text:style-name="T4">R1.11</text:span></text:h>
      <text:list text:style-name="L7">
        <text:list-item>
          <text:p text:style-name="P18">Sobre / varié la forme / homogène / 25 % a 50 de vide / <text:span text:style-name="T5">contraste de couleur important</text:span></text:p>
        </text:list-item>
        <text:list-item>
          <text:p text:style-name="P19">s’aider de canva </text:p>
        </text:list-item>
      </text:list>
      <text:h text:style-name="Heading_20_2" text:outline-level="2"><text:s/><text:span text:style-name="T5">mise en forme</text:span></text:h>
      <text:list text:style-name="L8">
        <text:list-item>
          <text:p text:style-name="P20">Règle 1664 : 1 idée directrice par diapo, 6 lignes par diapo, 6 mots par ligne ( pas de phrases), 4 couleurs grand maximum (hors couleur d’image)</text:p>
        </text:list-item>
        <text:list-item>
          <text:p text:style-name="P20">2 polices max pour tout diapo ( sans empattement)</text:p>
        </text:list-item>
        <text:list-item>
          <text:p text:style-name="P20">polices élégantes et modernes (calibri)</text:p>
        </text:list-item>
        <text:list-item>
          <text:p text:style-name="P20">taille 18 minimum (même taille d’une diapositive à l’autre)</text:p>
        </text:list-item>
        <text:list-item>
          <text:p text:style-name="P20">répétition du plan en petit à chaque fois </text:p>
        </text:list-item>
        <text:list-item>
          <text:p text:style-name="P20">page paginées (sauf la première)</text:p>
        </text:list-item>
        <text:list-item>
          <text:p text:style-name="P20">2 a 3 sortes de puces max</text:p>
        </text:list-item>
        <text:list-item>
          <text:p text:style-name="P21">arrivées en décalage( éléments arrivent petit a petit et pas d’un coup)</text:p>
        </text:list-item>
        <text:list-item>
          <text:p text:style-name="P22"><text:span text:style-name="T4">couverture (noms, logo et titre du département, date)</text:span></text:p>
        </text:list-item>
        <text:list-item>
          <text:p text:style-name="P22"><text:span text:style-name="T4">intro avec problématique, développement</text:span></text:p>
        </text:list-item>
        <text:list-item>
          <text:p text:style-name="P22"><text:span text:style-name="T4">conclusion précisant les points essentiels</text:span> </text:p>
        </text:list-item>
      </text:list>
      <text:h text:style-name="P23" text:outline-level="1">Soutenance </text:h>
      <text:list text:style-name="L9">
        <text:list-item>
          <text:p text:style-name="P24">9 a 12 min de pres de notre site (démonstration du site comprise)</text:p>
        </text:list-item>
        <text:list-item>
          <text:p text:style-name="P24">qlq minutes de commentaires</text:p>
        </text:list-item>
        <text:list-item>
          <text:p text:style-name="P24">jury david martinet, millet, pater, pirolley</text:p>
        </text:list-item>
        <text:list-item>
          <text:p text:style-name="P25">arriver avec ordi prêt </text:p>
        </text:list-item>
        <text:list-item>
          <text:p text:style-name="P25">savoir synthétiser (ca va passer vite)</text:p>
        </text:list-item>
      </text:list>
      <text:h text:style-name="P26" text:outline-level="1">Démonstration</text:h>
      <text:list text:style-name="L10">
        <text:list-item>
          <text:p text:style-name="P27">Pour expliquer pk pour chaque choix fait pour le site </text:p>
        </text:list-item>
        <text:list-item>
          <text:p text:style-name="P27">connaître son discours ( connaître le plan )</text:p>
        </text:list-item>
      </text:list>
      <text:h text:style-name="P26" text:outline-level="1">Plan </text:h>
      <text:list text:style-name="L11">
        <text:list-item>
          <text:p text:style-name="P28">En trois parties</text:p>
        </text:list-item>
        <text:list-item>
          <text:p text:style-name="P28">couverture ( pres des membres , intitulé) </text:p>
        </text:list-item>
        <text:list-item>
          <text:p text:style-name="P28">sommaire<text:tab/><text:tab/><text:tab/><text:tab/><text:tab/><text:tab/><text:tab/>← 1a 2 minutes en tout</text:p>
        </text:list-item>
        <text:list-item>
          <text:p text:style-name="P28">intro(pres de l’entreprise choisie, raison du choix du sujet) <text:s text:c="13"/></text:p>
        </text:list-item>
        <text:list-item>
          <text:p text:style-name="P28">pres du site web (maquettage(zonning, wiref, styletile) , cahier des charges ) : : démonstration (montrer éléments les plus importants , anticipation demdande client) 5a 7 minutes</text:p>
        </text:list-item>
      </text:list>
      <text:h text:style-name="P26" text:outline-level="1">conclusion (3min)</text:h>
      <text:list text:style-name="L12">
        <text:list-item>
          <text:p text:style-name="P29">Comment ameliorer ce site</text:p>
        </text:list-item>
        <text:list-item>
          <text:p text:style-name="P29">que changer si projet a refaire ( deux diagrammes de gantt ou de pert</text:p>
        </text:list-item>
        <text:list-item>
          <text:p text:style-name="P29">expliquer comment s’est passé le travail en groupe</text:p>
        </text:list-item>
        <text:list-item>
          <text:p text:style-name="P29">que retirer de positif ou d’utile de ce projet <text:s/>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1:07:45.219000000</meta:creation-date>
    <dc:date>2024-10-02T12:34:42.114000000</dc:date>
    <meta:editing-duration>PT7M51S</meta:editing-duration>
    <meta:editing-cycles>3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72" meta:word-count="628" meta:character-count="3668" meta:non-whitespace-character-count="3116"/>
  </office:meta>
</office:document-meta>
</file>